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96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clude ':src:<text:span text:style-name="T1">owt</text:span>:p2p'</text:p>
      <text:p text:style-name="Preformatted_20_Text">include ':src:<text:span text:style-name="T1">owt</text:span>:conference'</text:p>
      <text:p text:style-name="Preformatted_20_Text">include ':src:<text:span text:style-name="T1">owt</text:span>:utils'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7-09T16:12:39.451083013</dc:date>
    <meta:editing-duration>PT35S</meta:editing-duration>
    <meta:editing-cycles>1</meta:editing-cycles>
    <meta:generator>LibreOffice/6.4.3.2$MacOSX_X86_64 LibreOffice_project/747b5d0ebf89f41c860ec2a39efd7cb15b54f2d8</meta:generator>
    <meta:document-statistic meta:table-count="0" meta:image-count="0" meta:object-count="0" meta:page-count="1" meta:paragraph-count="3" meta:word-count="6" meta:character-count="75" meta:non-whitespace-character-count="72"/>
  </office:meta>
</office:document-meta>
</file>